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c,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7</meta:editing-cycles>
    <meta:generator>OpenOffice/4.1.5$Win32 OpenOffice.org_project/415m1$Build-9789</meta:generator>
    <dc:date>2018-10-06T15:46:58.27</dc:date>
    <meta:document-statistic meta:table-count="0" meta:image-count="0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